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3" style:family="table">
      <style:table-properties style:width="6.1979in" fo:margin-left="0.1188in" fo:margin-right="0.3757in" table:align="margins"/>
    </style:style>
    <style:style style:name="Table3.A" style:family="table-column">
      <style:table-column-properties style:column-width="1.416in" style:rel-column-width="14975*"/>
    </style:style>
    <style:style style:name="Table3.B" style:family="table-column">
      <style:table-column-properties style:column-width="2.6271in" style:rel-column-width="27776*"/>
    </style:style>
    <style:style style:name="Table3.C" style:family="table-column">
      <style:table-column-properties style:column-width="0.8438in" style:rel-column-width="8923*"/>
    </style:style>
    <style:style style:name="Table3.D" style:family="table-column">
      <style:table-column-properties style:column-width="1.3111in" style:rel-column-width="13861*"/>
    </style:style>
    <style:style style:name="Table3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3.D1" style:family="table-cell">
      <style:table-cell-properties style:vertical-align="middle" style:border-line-width="0.0007in 0.0347in 0.0007in" fo:padding="0.0194in" fo:border="0.0361in double #808080"/>
    </style:style>
    <style:style style:name="Table3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3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8" style:family="table" style:master-page-name="">
      <style:table-properties style:width="3.4792in" fo:margin-left="0.1083in" fo:margin-right="3.1049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3.4792in" style:rel-column-width="65535*"/>
    </style:style>
    <style:style style:name="Table8.A1" style:family="table-cell">
      <style:table-cell-properties style:vertical-align="middle" style:border-line-width="0.0007in 0.0347in 0.0007in" fo:padding="0.0194in" fo:border="0.0361in double #808080"/>
    </style:style>
    <style:style style:name="Table8.2" style:family="table-row">
      <style:table-row-properties style:min-row-height="0.3319in"/>
    </style:style>
    <style:style style:name="Table8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P1" style:family="paragraph" style:parent-style-name="Text_20_body">
      <style:paragraph-properties fo:margin-top="0.1665in" fo:margin-bottom="0.0835in" fo:keep-with-next="always"/>
    </style:style>
    <style:style style:name="P2" style:family="paragraph" style:parent-style-name="Heading_20_4">
      <style:paragraph-properties fo:margin-top="0.1665in" fo:margin-bottom="0.0835in" fo:keep-with-next="always"/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3" style:family="paragraph" style:parent-style-name="Text_20_body_20_indent_20_2">
      <style:text-properties style:font-name="Courier New1"/>
    </style:style>
    <style:style style:name="P4" style:family="paragraph" style:parent-style-name="Text_20_body_20_indent_20_2">
      <style:text-properties fo:font-size="12pt" style:font-size-asian="12pt" style:font-size-complex="12pt"/>
    </style:style>
    <style:style style:name="P5" style:family="paragraph" style:parent-style-name="Heading_20_3">
      <style:text-properties fo:font-size="14pt" style:font-size-asian="14pt" style:font-size-complex="14pt"/>
    </style:style>
    <style:style style:name="P6" style:family="paragraph" style:parent-style-name="Table"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ext_20_body">
      <style:paragraph-properties fo:margin-top="0in" fo:margin-bottom="0.0835in" fo:text-align="start" style:justify-single-word="false" text:number-lines="false" text:line-number="0"/>
    </style:style>
    <style:style style:name="P10" style:family="paragraph" style:parent-style-name="Heading_20_4" style:master-page-name="">
      <style:paragraph-properties fo:margin-top="0.1665in" fo:margin-bottom="0.0835in" fo:break-before="auto" fo:break-after="auto" fo:keep-with-next="always"/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11" style:family="paragraph" style:parent-style-name="Heading_20_4" style:master-page-name="">
      <style:paragraph-properties fo:break-before="auto" fo:break-after="auto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language="en" fo:country="none" style:font-size-asian="12pt" style:font-size-complex="12pt"/>
    </style:style>
    <style:style style:name="T3" style:family="text">
      <style:text-properties style:font-name="Times New Roman" fo:font-size="12pt" fo:language="en" fo:country="none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P5" text:outline-level="3">Menu</text:h>
      <text:p text:style-name="Text_20_body_20_indent_20_2"><text:span text:style-name="Source_20_Text"><text:span text:style-name="T3">An element, much like a button, that is placed on a menu bar. When the user clicks the menu element, the child </text:span></text:span><text:span text:style-name="Source_20_Text"><text:span text:style-name="T2">Menupopup</text:span></text:span><text:span text:style-name="Source_20_Text"><text:span text:style-name="T3"> <text:s/>of the menu will be displayed. This element is also used to create submenus of </text:span></text:span><text:span text:style-name="Source_20_Text"><text:span text:style-name="T2">Menupopup</text:span></text:span><text:span text:style-name="Source_20_Text"><text:span text:style-name="T3">.</text:span></text:span><text:span text:style-name="Source_20_Text"><text:span text:style-name="T2"> </text:span></text:span></text:p>
      <text:p text:style-name="Text_20_body_20_indent_20_2"><draw:frame draw:style-name="fr1" draw:name="graphics1" text:anchor-type="paragraph" svg:width="4.1563in" svg:height="1.0209in" draw:z-index="0"><draw:image xlink:href="../images/Menu.png" xlink:type="simple" xlink:show="embed" xlink:actuate="onLoad" draw:filter-name="&lt;All formats&gt;"/></draw:frame><text:span text:style-name="Source_20_Text"><text:span text:style-name="T2"/></text:span></text:p>
      <text:p text:style-name="Code_20_Indent_20_2">&lt;menu label="File"&gt;</text:p>
      <text:p text:style-name="Code_20_Indent_20_2"><text:tab/>&lt;menupopup&gt;</text:p>
      <text:p text:style-name="Code_20_Indent_20_2"><text:tab/><text:tab/>&lt;menuitem label="New" onClick="alert(self.label)"/&gt;</text:p>
      <text:p text:style-name="Code_20_Indent_20_2"><text:tab/><text:tab/>&lt;menuitem label="Open" onClick="alert(self.label)"/&gt;</text:p>
      <text:p text:style-name="Code_20_Indent_20_2"><text:tab/><text:tab/>&lt;menuitem label="Save" onClick="alert(self.label)"/&gt;</text:p>
      <text:p text:style-name="Code_20_Indent_20_2"><text:tab/><text:tab/>&lt;menuseparator/&gt;</text:p>
      <text:p text:style-name="Code_20_Indent_20_2"><text:tab/><text:tab/>&lt;menuitem label="Exit" onClick="alert(self.label)"/&gt;</text:p>
      <text:p text:style-name="Code_20_Indent_20_2"><text:tab/>&lt;/menupopup&gt;</text:p>
      <text:p text:style-name="Code_20_Indent_20_2">&lt;/menu&gt;</text:p>
      <text:h text:style-name="Heading_20_4" text:outline-level="4">Class Name</text:h>
      <text:p text:style-name="P3"><text:span text:style-name="Source_20_Text"><text:span text:style-name="T1">org.zkoss.zul.Menu</text:span></text:span> </text:p>
      <text:h text:style-name="Heading_20_4" text:outline-level="4">Supported Child Components</text:h>
      <text:p text:style-name="P4">*org.zkoss.zul.Menupopup</text:p>
      <text:h text:style-name="P2" text:outline-level="4">Supported Events</text:h>
      <text:p text:style-name="P4">*NONE</text:p>
      <text:h text:style-name="P10" text:outline-level="4">Properties</text:h>
      <text:p text:style-name="P4">*NONE</text:p>
      <text:h text:style-name="P11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A1" office:value-type="string">
              <text:p text:style-name="Table_20_Heading">Data Type</text:p>
            </table:table-cell>
            <table:table-cell table:style-name="Table3.D1" office:value-type="string">
              <text:p text:style-name="Table_20_Heading">Values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getMenupopup</text:span></text:p>
          </table:table-cell>
          <table:table-cell table:style-name="Table3.A2" office:value-type="string">
            <text:p text:style-name="Table_20_Contents">Returns the <text:span text:style-name="Source_20_Text">Menupopup</text:span> it owns, or null if not available.</text:p>
          </table:table-cell>
          <table:table-cell table:style-name="Table3.A2" office:value-type="string">
            <text:p text:style-name="Table_20_Contents"><text:span text:style-name="Source_20_Text">Object</text:span></text:p>
          </table:table-cell>
          <table:table-cell table:style-name="Table3.D2" office:value-type="string">
            <text:p text:style-name="P7"><text:span text:style-name="Source_20_Text">&lt;null&gt;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IsTopmost</text:span></text:p>
          </table:table-cell>
          <table:table-cell table:style-name="Table3.A2" office:value-type="string">
            <text:p text:style-name="Table_20_Contents">Returns whether this is an top-level menu, i.e., not owning by another <text:span text:style-name="Source_20_Text">Menupopup</text:span>.</text:p>
            <text:p text:style-name="Table_20_Contents">Values: true | false</text:p>
          </table:table-cell>
          <table:table-cell table:style-name="Table3.A2" office:value-type="string">
            <text:p text:style-name="Table_20_Contents">Boolean</text:p>
          </table:table-cell>
          <table:table-cell table:style-name="Table3.D2" office:value-type="string">
            <text:p text:style-name="P7">true</text:p>
          </table:table-cell>
        </table:table-row>
      </table:table>
      <text:p text:style-name="P6">Inherited From </text:p>
      <table:table table:name="Table8" table:style-name="Table8">
        <table:table-column table:style-name="Table8.A"/>
        <table:table-header-rows>
          <table:table-row>
            <table:table-cell table:style-name="Table8.A1" office:value-type="string">
              <text:p text:style-name="P8">Inherited From</text:p>
            </table:table-cell>
          </table:table-row>
        </table:table-header-rows>
        <table:table-row table:style-name="Table8.2">
          <table:table-cell table:style-name="Table8.A2" office:value-type="string">
            <text:p text:style-name="P9"><text:a xlink:type="simple" xlink:href="../LabelImageElement.xml"><text:span text:style-name="Source_20_Text">org.zkoss.zul.impl.LabelImageElement</text:span></text:a></text:p>
          </table:table-cell>
        </table:table-row>
        <table:table-row table:style-name="Table8.2">
          <table:table-cell table:style-name="Table8.A2" office:value-type="string">
            <text:p text:style-name="P9"><text:a xlink:type="simple" xlink:href="../LabelElement.xml">org.zkoss.zul.impl.LabelElement</text:a></text:p>
          </table:table-cell>
        </table:table-row>
        <table:table-row table:style-name="Table8.2">
          <table:table-cell table:style-name="Table8.A2" office:value-type="string">
            <text:p text:style-name="P9"><text:a xlink:type="simple" xlink:href="../../../../home/robbiecheng/prj/zk1/zkdoc/devref/ch4/XulElement.xml"><text:span text:style-name="Source_20_Text">org.zkoss.zul.impl.XulElement</text:span></text:a></text:p>
          </table:table-cell>
        </table:table-row>
        <table:table-row table:style-name="Table8.2">
          <table:table-cell table:style-name="Table8.A2" office:value-type="string">
            <text:p text:style-name="P9"><text:a xlink:type="simple" xlink:href="../../../../home/robbiecheng/prj/zk1/zkdoc/devref/ch4/HtmlBasedComponent.xml"><text:span text:style-name="Source_20_Text">org.zkoss.zk.ui.HtmlBasedComponent</text:span></text:a><text:span text:style-name="Source_20_Text"> </text:span></text:p>
          </table:table-cell>
        </table:table-row>
        <table:table-row table:style-name="Table8.2">
          <table:table-cell table:style-name="Table8.A2" office:value-type="string">
            <text:p text:style-name="P9"><text:a xlink:type="simple" xlink:href="../../../../home/robbiecheng/prj/zk1/zkdoc/devref/ch4/AbstractComponent.xml"><text:span text:style-name="Source_20_Text">org.zkoss.zk.ui.AbstractComponent </text:span></text:a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0pt" style:font-size-asian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0.3937in" fo:margin-right="0in" fo:margin-top="0.2835in" fo:margin-bottom="0.0827in" fo:line-height="100%" fo:text-align="start" style:justify-single-word="false" fo:text-indent="0in" style:auto-text-indent="false"/>
      <style:text-properties style:font-name="Tahoma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ext_20_body_20_indent_20_2" style:display-name="Text body indent 2" style:family="paragraph" style:parent-style-name="Text_20_body_20_indent" style:class="text">
      <style:paragraph-properties fo:margin-left="0.5902in" fo:margin-right="0in" fo:text-indent="0in" style:auto-text-indent="false"/>
    </style:style>
    <style:style style:name="Code" style:family="paragraph" style:parent-style-name="Text_20_body">
      <style:paragraph-properties fo:margin-left="0.2362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472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09-04T10:37:15</dc:date>
    <dc:language>en-US</dc:language>
    <meta:editing-cycles>164</meta:editing-cycles>
    <meta:editing-duration>PT8H25M38S</meta:editing-duration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2" meta:paragraph-count="40" meta:word-count="131" meta:character-count="1047"/>
  </office:meta>
</office:document-meta>
</file>